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962b6" officeooo:paragraph-rsid="000962b6"/>
    </style:style>
    <style:style style:name="P2" style:family="paragraph" style:parent-style-name="Standard">
      <style:paragraph-properties fo:text-align="center" style:justify-single-word="false"/>
      <style:text-properties officeooo:rsid="000962b6" officeooo:paragraph-rsid="000962b6"/>
    </style:style>
    <style:style style:name="P3" style:family="paragraph" style:parent-style-name="Standard">
      <style:paragraph-properties fo:text-align="start" style:justify-single-word="false"/>
      <style:text-properties officeooo:rsid="000962b6" officeooo:paragraph-rsid="000962b6"/>
    </style:style>
    <style:style style:name="P4" style:family="paragraph" style:parent-style-name="Standard">
      <style:paragraph-properties fo:text-align="start" style:justify-single-word="false"/>
      <style:text-properties fo:font-style="normal" officeooo:rsid="000a2afd" officeooo:paragraph-rsid="000a2afd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tyle="normal" officeooo:rsid="000cfcce" officeooo:paragraph-rsid="000cfcce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a2afd" style:font-style-asian="italic" style:font-style-complex="italic"/>
    </style:style>
    <style:style style:name="T3" style:family="text">
      <style:text-properties officeooo:rsid="000c19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E2361</text:p>
      <text:p text:style-name="P1">Henry O’Callaghan, Kevin Vander Heyden</text:p>
      <text:p text:style-name="P1">10/<text:span text:style-name="T3">2</text:span>/18</text:p>
      <text:p text:style-name="P1"/>
      <text:p text:style-name="P2">Lab 2b Report</text:p>
      <text:p text:style-name="P2"/>
      <text:p text:style-name="P3">1. <text:span text:style-name="T1">How many cycles does your hard coded program take to write 24-bits?</text:span></text:p>
      <text:p text:style-name="P4">Using the logic analyzer, it appears that the hard-coded program takes 448 cycles to write a 24-bit pattern.</text:p>
      <text:p text:style-name="P4"/>
      <text:p text:style-name="P4">2. <text:span text:style-name="T1">How many cycles does your new function take to write 24-bits?</text:span></text:p>
      <text:p text:style-name="P5">Using the logic analyzer again, the new function takes 800 cycles to write a 24-bit numb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22:50:07.541002239</meta:creation-date>
    <dc:date>2018-10-02T23:12:26.352293055</dc:date>
    <meta:editing-duration>PT22M17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69" meta:character-count="397" meta:non-whitespace-character-count="336"/>
  </office:meta>
</office:document-meta>
</file>